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Karumbi" svg:font-family="Karumbi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94e22" officeooo:paragraph-rsid="00094e22" style:font-size-asian="10pt" style:font-size-complex="10pt"/>
    </style:style>
    <style:style style:name="P3" style:family="paragraph" style:parent-style-name="Standard">
      <style:text-properties style:font-name="Liberation Mono" fo:font-size="10pt" style:font-size-asian="10pt" style:font-size-complex="10pt"/>
    </style:style>
    <style:style style:name="P4" style:family="paragraph" style:parent-style-name="Standard">
      <style:text-properties style:font-name="Liberation Mono" fo:font-size="10pt" officeooo:rsid="00094e22" officeooo:paragraph-rsid="00094e22" style:font-size-asian="10pt" style:font-size-complex="10pt"/>
    </style:style>
    <style:style style:name="T1" style:family="text">
      <style:text-properties officeooo:rsid="00094e22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'</text:span></text:p>
      <text:p text:style-name="P1"/>
      <text:p text:style-name="P3">%<text:span text:style-name="T1">matplotlib inline</text:span></text:p>
      <text:p text:style-name="P4">import seaborn as sns</text:p>
      <text:p text:style-name="P4">sns.set()</text:p>
      <text:p text:style-name="P4">sns.pairplot(iris, hue='species', size=1.5)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Karumbi" svg:font-family="Karumbi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15:12:04.814689819</meta:creation-date>
    <meta:generator>LibreOffice/6.4.7.2$Linux_X86_64 LibreOffice_project/40$Build-2</meta:generator>
    <dc:date>2023-01-04T15:18:41.093836798</dc:date>
    <meta:editing-duration>PT6M37S</meta:editing-duration>
    <meta:editing-cycles>1</meta:editing-cycles>
    <meta:document-statistic meta:table-count="0" meta:image-count="0" meta:object-count="0" meta:page-count="1" meta:paragraph-count="5" meta:word-count="11" meta:character-count="92" meta:non-whitespace-character-count="86"/>
  </office:meta>
</office:document-meta>
</file>